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8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M37]))" office:value-type="string" office:string-value="max=196">
            <text:p>max=196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3cm" draw:caption-point-x="7.088cm" draw:caption-point-y="-8.245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N4:.DL34]))" office:value-type="string" office:string-value="max=91">
            <text:p>max=91</text:p>
          </table:table-cell>
          <table:table-cell table:number-columns-repeated="30"/>
          <table:table-cell table:formula="of:=CONCATENATE(&quot;max=&quot;;MAX([.DS4:.EP26]))" office:value-type="string" office:string-value="max=19">
            <text:p>max=19</text:p>
          </table:table-cell>
          <table:table-cell table:number-columns-repeated="901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1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N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S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S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N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S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N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S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N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S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N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S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N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S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S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S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S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S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S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S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S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S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S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S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S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N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S$2]" office:value-type="string" office:string-value="max=19">
            <text:p>max=19</text:p>
          </table:table-cell>
          <table:table-cell table:number-columns-repeated="890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N$2]" office:value-type="string" office:string-value="max=91">
            <text:p>max=91</text:p>
          </table:table-cell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N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6cm" draw:caption-point-x="-0.61cm" draw:caption-point-y="1.5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N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82cm" draw:caption-point-x="-0.61cm" draw:caption-point-y="1.52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S$3]" office:value-type="string" office:string-value="5 items" table:number-columns-spanned="3" table:number-rows-spanned="1">
            <office:annotation draw:style-name="gr2" draw:text-style-name="P2" svg:width="2.899cm" svg:height="0.669cm" svg:x="114.631cm" svg:y="24.573cm" draw:caption-point-x="-0.61cm" draw:caption-point-y="1.52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08cm" draw:caption-point-x="-0.61cm" draw:caption-point-y="1.5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table:formula="of:=[.CN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1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6"/>
          <table:table-cell table:style-name="ce20" table:formula="of:=[.CN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2cm" draw:caption-point-x="-0.61cm" draw:caption-point-y="1.5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37"/>
          <table:table-cell table:style-name="ce19" table:formula="of:=[.$CN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6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2]&lt;&gt;1;[.M72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3]&lt;&gt;1;[.M73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5]);[.C74];LEFT([.C74];[.L75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6]);[.C75];LEFT([.C75];[.L76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7]);[.C76];LEFT([.C76];[.L77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8]);[.C87];LEFT([.C87];[.L88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9]);[.C88];LEFT([.C88];[.L8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0]);[.C89];LEFT([.C89];[.L90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2]);[.C91];LEFT([.C91];[.L92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7T00:03:43.31">
            <text:p>2020/12/17 0:03</text:p>
          </table:table-cell>
          <table:table-cell table:style-name="ce11" table:formula="of:=NOW()" office:value-type="date" office:date-value="2020-12-17T00:03:43.31">
            <text:p>2020/12/17 0:03</text:p>
          </table:table-cell>
          <table:table-cell table:style-name="ce11" table:formula="of:=NOW()" office:value-type="date" office:date-value="2020-12-17T00:03:43.31">
            <text:p>2020/12/17 0:03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7]&lt;&gt;1;[.M107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7]);[.C106];LEFT([.C106];[.L107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8]);[.C107];LEFT([.C107];[.L108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9]);[.C108];LEFT([.C108];[.L109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1]);[.C110];LEFT([.C110];[.L11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2]);[.C111];LEFT([.C111];[.L11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3]);[.C112];LEFT([.C112];[.L11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formula="of:=NOW()" office:value-type="date" office:date-value="2020-12-17T00:03:43.31">
            <text:p>2020/12/17 0:03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table:formula="of:=NOW()" office:value-type="date" office:date-value="2020-12-17T00:03:43.32">
            <text:p>2020/12/17 0:03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7T00:03:43.42">
            <text:p>2020/12/17 0:03</text:p>
          </table:table-cell>
          <table:table-cell table:formula="of:=NOW()" office:value-type="date" office:date-value="2020-12-17T00:03:43.42">
            <text:p>2020/12/17 0:03</text:p>
          </table:table-cell>
          <table:table-cell table:formula="of:=NOW()" office:value-type="date" office:date-value="2020-12-17T00:03:43.42">
            <text:p>2020/12/17 0:03</text:p>
          </table:table-cell>
          <table:table-cell table:formula="of:=NOW()" office:value-type="date" office:date-value="2020-12-17T00:03:43.42">
            <text:p>2020/12/17 0:03</text:p>
          </table:table-cell>
          <table:table-cell table:formula="of:=NOW()" office:value-type="date" office:date-value="2020-12-17T00:03:43.42">
            <text:p>2020/12/17 0:03</text:p>
          </table:table-cell>
          <table:table-cell table:formula="of:=NOW()" office:value-type="date" office:date-value="2020-12-17T00:03:43.42">
            <text:p>2020/12/17 0:03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3cm" draw:caption-point-x="-5.503cm" draw:caption-point-y="3.55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7T00:03:43.43">
            <text:p>2020/12/17 0:03</text:p>
          </table:table-cell>
          <table:table-cell table:formula="of:=NOW()" office:value-type="date" office:date-value="2020-12-17T00:03:43.43">
            <text:p>2020/12/17 0:03</text:p>
          </table:table-cell>
          <table:table-cell table:formula="of:=NOW()" office:value-type="date" office:date-value="2020-12-17T00:03:43.43">
            <text:p>2020/12/17 0:03</text:p>
          </table:table-cell>
          <table:table-cell table:formula="of:=NOW()" office:value-type="date" office:date-value="2020-12-17T00:03:43.43">
            <text:p>2020/12/17 0:03</text:p>
          </table:table-cell>
          <table:table-cell table:formula="of:=NOW()" office:value-type="date" office:date-value="2020-12-17T00:03:43.43">
            <text:p>2020/12/17 0:03</text:p>
          </table:table-cell>
          <table:table-cell table:formula="of:=NOW()" office:value-type="date" office:date-value="2020-12-17T00:03:43.43">
            <text:p>2020/12/17 0:0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2cm" draw:caption-point-x="-12.392cm" draw:caption-point-y="0.33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7T00:03:43.44">
            <text:p>2020/12/17 0:03</text:p>
          </table:table-cell>
          <table:table-cell table:formula="of:=NOW()" office:value-type="date" office:date-value="2020-12-17T00:03:43.44">
            <text:p>2020/12/17 0:03</text:p>
          </table:table-cell>
          <table:table-cell table:formula="of:=NOW()" office:value-type="date" office:date-value="2020-12-17T00:03:43.44">
            <text:p>2020/12/17 0:03</text:p>
          </table:table-cell>
          <table:table-cell table:formula="of:=NOW()" office:value-type="date" office:date-value="2020-12-17T00:03:43.44">
            <text:p>2020/12/17 0:03</text:p>
          </table:table-cell>
          <table:table-cell table:formula="of:=NOW()" office:value-type="date" office:date-value="2020-12-17T00:03:43.44">
            <text:p>2020/12/17 0:03</text:p>
          </table:table-cell>
          <table:table-cell table:formula="of:=NOW()" office:value-type="date" office:date-value="2020-12-17T00:03:43.44">
            <text:p>2020/12/17 0:0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cm" draw:caption-point-x="-4.122cm" draw:caption-point-y="5.60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table:formula="of:=NOW()" office:value-type="date" office:date-value="2020-12-17T00:03:43.53">
            <text:p>2020/12/17 0:0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3cm" draw:caption-point-x="-5.503cm" draw:caption-point-y="3.55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2020/12/17</text:date>, <text:time>02:49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7T02:49:39.45</dc:date>
    <dc:creator>iwabuchi ken</dc:creator>
    <meta:editing-duration>P2DT13H51M41S</meta:editing-duration>
    <meta:editing-cycles>377</meta:editing-cycles>
    <meta:generator>OpenOffice/4.1.3$Win32 OpenOffice.org_project/413m1$Build-9783</meta:generator>
    <meta:document-statistic meta:table-count="4" meta:cell-count="4384" meta:object-count="0"/>
  </office:meta>
</office:document-meta>
</file>